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6488" calcext:value-type="float">
            <text:p>99.91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25632" calcext:value-type="float">
            <text:p>99.92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919536" calcext:value-type="float">
            <text:p>99.91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291392" calcext:value-type="float">
            <text:p>100.29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1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5248" calcext:value-type="float">
            <text:p>99.8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20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484" calcext:value-type="float">
            <text:p>99.68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681792" calcext:value-type="float">
            <text:p>99.68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6104" calcext:value-type="float">
            <text:p>99.7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89056" calcext:value-type="float">
            <text:p>99.88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9152" calcext:value-type="float">
            <text:p>99.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36656" calcext:value-type="float">
            <text:p>99.73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29392" calcext:value-type="float">
            <text:p>99.52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1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559872" calcext:value-type="float">
            <text:p>99.55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77628" calcext:value-type="float">
            <text:p>99.77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34192" calcext:value-type="float">
            <text:p>99.83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504752" calcext:value-type="float">
            <text:p>100.50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7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977192" calcext:value-type="float">
            <text:p>100.97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06632" calcext:value-type="float">
            <text:p>100.30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61448" calcext:value-type="float">
            <text:p>100.6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78212" calcext:value-type="float">
            <text:p>100.78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6832" calcext:value-type="float">
            <text:p>101.90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1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5456" calcext:value-type="float">
            <text:p>101.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2000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3368" calcext:value-type="float">
            <text:p>101.8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9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08" calcext:value-type="float">
            <text:p>102.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8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90632" calcext:value-type="float">
            <text:p>103.9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7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65328" calcext:value-type="float">
            <text:p>102.06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99568" calcext:value-type="float">
            <text:p>101.6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53264" calcext:value-type="float">
            <text:p>101.55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2698" calcext:value-type="float">
            <text:p>101.26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51" calcext:value-type="float">
            <text:p>103.25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5746" calcext:value-type="float">
            <text:p>101.57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1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623368" calcext:value-type="float">
            <text:p>101.62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9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845872" calcext:value-type="float">
            <text:p>101.8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9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75748" calcext:value-type="float">
            <text:p>101.75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90988" calcext:value-type="float">
            <text:p>101.90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7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144576" calcext:value-type="float">
            <text:p>102.1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6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50872" calcext:value-type="float">
            <text:p>103.75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6436" calcext:value-type="float">
            <text:p>103.46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6744" calcext:value-type="float">
            <text:p>102.72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852" calcext:value-type="float">
            <text:p>102.45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677976" calcext:value-type="float">
            <text:p>102.67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720648" calcext:value-type="float">
            <text:p>102.72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0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516432" calcext:value-type="float">
            <text:p>102.51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89072" calcext:value-type="float">
            <text:p>104.58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55472" calcext:value-type="float">
            <text:p>102.45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345744" calcext:value-type="float">
            <text:p>102.34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65584" calcext:value-type="float">
            <text:p>101.06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349304" calcext:value-type="float">
            <text:p>100.34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291648" calcext:value-type="float">
            <text:p>99.29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8192" calcext:value-type="float">
            <text:p>99.1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1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17912" calcext:value-type="float">
            <text:p>99.1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7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319592" calcext:value-type="float">
            <text:p>97.3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102928" calcext:value-type="float">
            <text:p>98.10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8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685608" calcext:value-type="float">
            <text:p>96.6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893128" calcext:value-type="float">
            <text:p>95.89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140016" calcext:value-type="float">
            <text:p>96.1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52648" calcext:value-type="float">
            <text:p>92.05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18804" calcext:value-type="float">
            <text:p>87.18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922864" calcext:value-type="float">
            <text:p>86.92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924601</text:p>
          </table:table-cell>
          <table:table-cell office:value-type="string" calcext:value-type="string">
            <text:p>TWDB:0924601</text:p>
          </table:table-cell>
          <table:table-cell office:value-type="string" calcext:value-type="string">
            <text:p>1960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5.255608" calcext:value-type="float">
            <text:p>85.2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26" meta:object-count="0"/>
    <meta:user-defined meta:name="AppVersion">3.0</meta:user-defined>
  </office:meta>
</office:document-meta>
</file>